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46000001B1B1B3DACE5DA1FD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Futura Lt BT2" svg:font-family="'Futura Lt BT'" style:font-pitch="variable"/>
    <style:font-face style:name="Futura Lt BT1" svg:font-family="'Futura Lt BT'" style:font-adornments="Bold" style:font-pitch="variable"/>
    <style:font-face style:name="Futura Lt BT" svg:font-family="'Futura Lt BT'" style:font-adornments="Light" style:font-pitch="variable"/>
    <style:font-face style:name="Futura Md BT" svg:font-family="'Futura Md BT'" style:font-adornments="Bold" style:font-pitch="variable"/>
    <style:font-face style:name="Futura Md BT1" svg:font-family="'Futura Md BT'" style:font-adornments="Bold Italic" style:font-pitch="variable"/>
    <style:font-face style:name="Trebuchet MS" svg:font-family="'Trebuchet M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text-properties fo:font-style="italic" fo:font-weight="bold" officeooo:rsid="0007eba3" officeooo:paragraph-rsid="0007eba3" style:font-style-asian="italic" style:font-weight-asian="bold" style:font-style-complex="italic" style:font-weight-complex="bold"/>
    </style:style>
    <style:style style:name="P2" style:family="paragraph" style:parent-style-name="Table_20_Contents">
      <style:text-properties style:font-name="Futura Lt BT2" fo:font-size="10pt" officeooo:rsid="0002e642" officeooo:paragraph-rsid="0002e642" style:font-size-asian="10pt" style:font-size-complex="10pt"/>
    </style:style>
    <style:style style:name="P3" style:family="paragraph" style:parent-style-name="Table_20_Contents">
      <style:paragraph-properties fo:text-align="center" style:justify-single-word="false"/>
      <style:text-properties style:font-name="Futura Lt BT2" fo:font-size="10pt" style:font-size-asian="10pt" style:font-size-complex="10pt"/>
    </style:style>
    <style:style style:name="P4" style:family="paragraph" style:parent-style-name="Footer">
      <style:paragraph-properties fo:margin-left="-0.0071in" fo:margin-right="0.0346in" fo:text-align="center" style:justify-single-word="false" fo:text-indent="0in" style:auto-text-indent="false">
        <style:tab-stops>
          <style:tab-stop style:position="0in"/>
          <style:tab-stop style:position="4.1339in" style:type="center"/>
          <style:tab-stop style:position="8.2681in" style:type="right"/>
        </style:tab-stops>
      </style:paragraph-properties>
      <style:text-properties style:font-name="Futura Lt BT2"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ext_20_body">
      <style:text-properties officeooo:rsid="0007eba3" officeooo:paragraph-rsid="0007eba3"/>
    </style:style>
    <style:style style:name="P6" style:family="paragraph" style:parent-style-name="Text_20_body">
      <style:text-properties officeooo:rsid="00099011" officeooo:paragraph-rsid="00099011"/>
    </style:style>
    <style:style style:name="P7" style:family="paragraph" style:parent-style-name="Text_20_body">
      <style:text-properties officeooo:rsid="000b2aea" officeooo:paragraph-rsid="000b2aea"/>
    </style:style>
    <style:style style:name="P8" style:family="paragraph" style:parent-style-name="Text_20_body">
      <style:text-properties officeooo:rsid="000bf14e" officeooo:paragraph-rsid="000bf14e"/>
    </style:style>
    <style:style style:name="P9" style:family="paragraph" style:parent-style-name="Text_20_body">
      <style:text-properties officeooo:rsid="000e6025" officeooo:paragraph-rsid="000e6025"/>
    </style:style>
    <style:style style:name="P10" style:family="paragraph" style:parent-style-name="Text_20_body">
      <style:text-properties officeooo:rsid="000f098b" officeooo:paragraph-rsid="000f098b"/>
    </style:style>
    <style:style style:name="P11" style:family="paragraph" style:parent-style-name="Footnote">
      <style:text-properties officeooo:rsid="00099011" officeooo:paragraph-rsid="00099011"/>
    </style:style>
    <style:style style:name="P12" style:family="paragraph" style:parent-style-name="Footnote">
      <style:text-properties officeooo:rsid="000b2aea" officeooo:paragraph-rsid="000b2aea"/>
    </style:style>
    <style:style style:name="P13" style:family="paragraph" style:parent-style-name="Footnote">
      <style:text-properties officeooo:rsid="000e6025" officeooo:paragraph-rsid="000e6025"/>
    </style:style>
    <style:style style:name="P14" style:family="paragraph" style:parent-style-name="Text_20_body" style:list-style-name="L1">
      <style:text-properties officeooo:rsid="00099011" officeooo:paragraph-rsid="00099011"/>
    </style:style>
    <style:style style:name="P15" style:family="paragraph" style:parent-style-name="Text_20_body" style:list-style-name="L2">
      <style:text-properties officeooo:rsid="000b2aea" officeooo:paragraph-rsid="000b2aea"/>
    </style:style>
    <style:style style:name="P16" style:family="paragraph" style:parent-style-name="Text_20_body">
      <style:text-properties officeooo:rsid="000e6025" officeooo:paragraph-rsid="000f10ed"/>
    </style:style>
    <style:style style:name="P17" style:family="paragraph" style:parent-style-name="Heading_20_1">
      <style:text-properties officeooo:rsid="0007eba3" officeooo:paragraph-rsid="0007eba3"/>
    </style:style>
    <style:style style:name="P18" style:family="paragraph" style:parent-style-name="Heading_20_2">
      <style:text-properties officeooo:rsid="000e6025" officeooo:paragraph-rsid="000e6025"/>
    </style:style>
    <style:style style:name="P19" style:family="paragraph" style:parent-style-name="Heading_20_2">
      <style:text-properties officeooo:rsid="000f098b" officeooo:paragraph-rsid="000f098b"/>
    </style:style>
    <style:style style:name="T1" style:family="text">
      <style:text-properties officeooo:rsid="0006cc4f"/>
    </style:style>
    <style:style style:name="T2" style:family="text">
      <style:text-properties fo:font-weight="bold" style:font-name-asian="Bitstream Vera Sans" style:font-weight-asian="bold" style:font-name-complex="Bitstream Vera Sans" style:font-weight-complex="bold"/>
    </style:style>
    <style:style style:name="T3" style:family="text">
      <style:text-properties fo:font-weight="bold" style:font-weight-asian="bold" style:font-weight-complex="bold"/>
    </style:style>
    <style:style style:name="T4" style:family="text">
      <style:text-properties style:font-name-asian="Trebuchet MS" style:font-name-complex="Trebuchet MS"/>
    </style:style>
    <style:style style:name="T5" style:family="text">
      <style:text-properties officeooo:rsid="0027bafd" style:font-name-asian="Trebuchet MS" style:font-name-complex="Trebuchet MS"/>
    </style:style>
    <style:style style:name="T6" style:family="text">
      <style:text-properties officeooo:rsid="00099011"/>
    </style:style>
    <style:style style:name="T7" style:family="text">
      <style:text-properties fo:font-style="italic" style:font-style-asian="italic" style:font-style-complex="italic"/>
    </style:style>
    <style:style style:name="T8" style:family="text">
      <style:text-properties fo:font-style="italic" officeooo:rsid="000f10ed"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officeooo:rsid="000e60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P5">The aim of this set of exercises (<text:span text:style-name="T3">Block 1 – Insert Performance</text:span>) is <text:span text:style-name="T6">to measure the INSERT performance using different techniques available in PostgreSQL:</text:span></text:p>
      <text:list xml:id="list716600415" text:style-name="L1">
        <text:list-item>
          <text:p text:style-name="P14">Statements (dynamically generated Strings<text:note text:id="ftn1" text:note-class="footnote"><text:note-citation>1</text:note-citation><text:note-body><text:p text:style-name="P11">Please don’t forget that dynamic statements are subject to potentially SQL Injection!</text:p></text:note-body></text:note>). </text:p>
        </text:list-item>
        <text:list-item>
          <text:p text:style-name="P14">Multi-valued INSERT statements<text:note text:id="ftn2" text:note-class="footnote"><text:note-citation>2</text:note-citation><text:note-body><text:p text:style-name="P11">See <text:a xlink:type="simple" xlink:href="https://www.postgresql.org/docs/current/static/sql-insert.html" text:style-name="Internet_20_link" text:visited-style-name="Visited_20_Internet_20_Link">https://www.postgresql.org/docs/current/static/sql-insert.html</text:a> under the text “<text:span text:style-name="T7">To insert multiple rows using the multirow VALUES syntax</text:span>”.</text:p></text:note-body></text:note>.</text:p>
        </text:list-item>
        <text:list-item>
          <text:p text:style-name="P14">PreparedStatements.</text:p>
        </text:list-item>
        <text:list-item>
          <text:p text:style-name="P14">PostgreSQL COPY<text:note text:id="ftn3" text:note-class="footnote"><text:note-citation>3</text:note-citation><text:note-body><text:p text:style-name="P11"><text:a xlink:type="simple" xlink:href="https://www.postgresql.org/docs/current/static/sql-copy.html" text:style-name="Internet_20_link" text:visited-style-name="Visited_20_Internet_20_Link">https://www.postgresql.org/docs/current/static/sql-copy.html</text:a></text:p></text:note-body></text:note> interface.</text:p>
        </text:list-item>
      </text:list>
      <text:p text:style-name="P6"/>
      <text:p text:style-name="P6">To simulate a real-world workload, an original dataset will be used. The dataset is a subset of the bike trips performed under the ride-sharing bike program in New York city (Citibike). Data is available for download<text:note text:id="ftn4" text:note-class="footnote"><text:note-citation>4</text:note-citation><text:note-body><text:p text:style-name="P11"><text:a xlink:type="simple" xlink:href="https://www.citibikenyc.com/system-data" text:style-name="Internet_20_link" text:visited-style-name="Visited_20_Internet_20_Link">https://www.citibikenyc.com/system-data</text:a></text:p></text:note-body></text:note>, but this is not needed, as data is already included in the repository containing the exercises.</text:p>
      <text:p text:style-name="P6">Together with this manual you should get the source code of a Maven project containing infrastructure code, the data and the basic code for the exercises. You should be able to import the project into any IDE that supports Maven, or compile and run it from the command line.</text:p>
      <text:p text:style-name="P7">The project is structured into the following Maven modules:</text:p>
      <text:list xml:id="list2804662392" text:style-name="L2">
        <text:list-item>
          <text:p text:style-name="P15"><text:span text:style-name="T7">Parent</text:span>. Parent project, contains no code, can be largely ignored.</text:p>
        </text:list-item>
        <text:list-item>
          <text:p text:style-name="P15"><text:span text:style-name="T7">Common</text:span>. This contains common code, that is used or can be used to build the solutions to the exercises.</text:p>
        </text:list-item>
        <text:list-item>
          <text:p text:style-name="P15"><text:span text:style-name="T7">Exercises</text:span>. The base code which needs to be completed (look for “TODO”) to perform the exercises.</text:p>
        </text:list-item>
        <text:list-item>
          <text:p text:style-name="P15"><text:span text:style-name="T7">Solutions</text:span>. When the full source code with solutions is provided.</text:p>
        </text:list-item>
      </text:list>
      <text:p text:style-name="P7"/>
      <text:p text:style-name="P7">This block’s exercises are build with JMH<text:note text:id="ftn5" text:note-class="footnote"><text:note-citation>5</text:note-citation><text:note-body><text:p text:style-name="P12"><text:a xlink:type="simple" xlink:href="http://openjdk.java.net/projects/code-tools/jmh/" text:style-name="Internet_20_link" text:visited-style-name="Visited_20_Internet_20_Link">http://openjdk.java.net/projects/code-tools/jmh/</text:a></text:p></text:note-body></text:note>, which is used to measure the performance of the different operations. Even knowledge of JMH is not a pre-requisite, some familiarity may be helpful. In one sentence, JMH is used in this code to run several iterations and forks of a given code to benchmark (methods annotated with @Benchmark annotation), and report the average execution time and variance. Some methods receive Objects that are annotated with @State annotations, and they may include public fields with @Param annotations, that are used to re-run the given tests with different values of a given parameters, to test it under different conditions.</text:p>
      <text:p text:style-name="P7"><text:soft-page-break/>To run the examples, you have a Main method, that will be referenced to in the Manifest of the generated “uber” jar file. Clean and generate uber jar:</text:p>
      <text:p text:style-name="Preformatted_20_Text">mvn clean package</text:p>
      <text:p text:style-name="P7">Run a given test (check the test names in Main.Benchmarks enum:</text:p>
      <text:p text:style-name="Preformatted_20_Text">java -jar exercises/target/exercises.jar &lt;testName&gt;</text:p>
      <text:p text:style-name="P7">Run all the exercises:</text:p>
      <text:p text:style-name="Preformatted_20_Text">for i in StatementInserts PreparedInserts BatchedInserts Copy</text:p>
      <text:p text:style-name="Preformatted_20_Text"><text:tab/>do java -jar exercises/target/exercises.jar $i</text:p>
      <text:p text:style-name="Preformatted_20_Text">done</text:p>
      <text:p text:style-name="P8">There are some helper classes in the <text:span text:style-name="T7">common</text:span> module, which you are welcome to use in your implementations. For instance, methods in the <text:span text:style-name="T7">Data2Csv</text:span> <text:span text:style-name="T10">may be helpful to help build the CSV strings that may be required in the exercises.</text:span></text:p>
      <text:p text:style-name="P9">Please note that the Main method is built using the <text:span text:style-name="T7">MainUtil</text:span> class in the <text:span text:style-name="T7">common</text:span> module. You may want to edit this class to change to <text:span text:style-name="T7">VerboseMode.NORMAL</text:span> the jmh run if your code experiences failures (exceptions) that you may want to see. You may also set <text:span text:style-name="T7">.fork(0)</text:span> if you need to debug the code –otherwise jmh will launch separate JVMs for the tests and IDEs will be confused with the debugging.</text:p>
      <text:h text:style-name="Heading_20_1" text:outline-level="1">Excerises</text:h>
      <text:h text:style-name="P18" text:outline-level="2">Exercise 0</text:h>
      <text:p text:style-name="P9">Familiarize yourself with the project. Import in the IDE, build with maven and try to run the excercises (since they are empty, they will run very fast).</text:p>
      <text:p text:style-name="P16">Briefly study the <text:span text:style-name="T7">common</text:span> module and its classes, and in particular the table structure (<text:span text:style-name="T7">trips.sql</text:span>, under <text:span text:style-name="T9">resources</text:span>) and the data (also under resources). Please note that for the exercises a smaller subset of the data is used (1,000 rows). If you want to use the full dataset (around 750K rows) edit <text:span text:style-name="T8">InsertsState</text:span> file and use constant <text:span text:style-name="T7">PRODUCTION_CSV_FILE_DATA</text:span> instead of <text:span text:style-name="T7">TESTING_CSV_FILE_DATA</text:span>. Study how data is parsed from the CSV files, transformed into POJOs.</text:p>
      <text:p text:style-name="P16">Please note that loading the data is not cheap. Thus avoid including the data loading into the benchmarks. In principle this is already prepared for you in the <text:span text:style-name="T8">InsertsState</text:span> jmh-annotated class, but keep it in mind to avoid re-loading it.</text:p>
      <text:p text:style-name="P9">Finally, create the user and database that will be used throughout the exercises. You may find trivial code to do so in the <text:span text:style-name="T7">ddl/setup.sql</text:span> file (outside of the Maven project). If you change the parameters (database, user, password, etc) or if you need further connection adjustments, make sure to review the connection properties file, located in the <text:span text:style-name="T7">common</text:span> module under <text:span text:style-name="T7">resources/dbconnection.properties</text:span>.</text:p>
      <text:h text:style-name="Heading_20_2" text:outline-level="2"><text:soft-page-break/>Excercise 1</text:h>
      <text:p text:style-name="P9">The goal is to load the data into PostgreSQL using <text:span text:style-name="T7">Statement</text:span> (not <text:span text:style-name="T7">PreparedStatement</text:span>), that is, a String that contains the full “<text:span text:style-name="T7">INSERT INTO … VALUES (….)</text:span>” String. You will need to process the collection of BikeTrip provided, and transform that into the valid SQL String, and execute it against the connection.</text:p>
      <text:p text:style-name="P9">Please note that regardless of performance, this approach is dangerous since dynamically-generated SQL statements may be subject from SQL Injection attacks<text:note text:id="ftn6" text:note-class="footnote"><text:note-citation>6</text:note-citation><text:note-body><text:p text:style-name="P13"><text:a xlink:type="simple" xlink:href="https://en.wikipedia.org/wiki/SQL_injection" text:style-name="Internet_20_link" text:visited-style-name="Visited_20_Internet_20_Link">https://en.wikipedia.org/wiki/SQL_injection</text:a></text:p></text:note-body></text:note>!</text:p>
      <text:p text:style-name="P9">There is another part of the exercise, under method <text:span text:style-name="T7">statementMultiInserts()</text:span>. PostgreSQL supports multi-valued INSERTs, and the goal is to use them to batch values. The generated SQL should look like “<text:span text:style-name="T7">INSERT INTO … VALUES (… first row …), (…. second row ….), ...</text:span>”. Please note that parameters are used here from jmh to support different number of values per multi-valued insert. It is injected into the method via the <text:span text:style-name="T7">batchState</text:span> argument.</text:p>
      <text:p text:style-name="P9">What is the performance? Any significant difference when using multi-valued INSERTs? Is the batchSize relevant?</text:p>
      <text:h text:style-name="Heading_20_2" text:outline-level="2">Exercise 2</text:h>
      <text:p text:style-name="P10">This exercise is similar to the first part of the previous exercise. Instead of <text:span text:style-name="T7">Statement</text:span>, use a <text:span text:style-name="T7">PreparedStatement</text:span> for inserting data. A prepared statement is planned (pre-parsed, planned) by the database and should lead to a more efficient insertion. It is also SQL injection-free, as parameters are specified in the query as question marks (“?”) and then specific methods like <text:span text:style-name="T7">setInt()</text:span> are used to set the values of a given positional parameter, making it type-safe.</text:p>
      <text:p text:style-name="P10">While a multi-valued insertion with PreparedStatements is also possible, it is a bit more complicated in this case, being parameters positional. It is left as an extra exercise, to also perform inserts in this way.</text:p>
      <text:p text:style-name="P10">What is the performance with PreparedStatement vs Statement?</text:p>
      <text:h text:style-name="Heading_20_2" text:outline-level="2">Exercise 3</text:h>
      <text:p text:style-name="P10">JDBC also supports a batching interface, to execute several statements together, atomically, in a batch. Similarly to multi-valued inserts, this should provide a performance advantage, since less transactions are created, which in turn means less flushes to disk of the WAL records and so on.</text:p>
      <text:p text:style-name="P10">Use PreparedStatements to do this exercise. The batch size is also injected as a parameter to the method.</text:p>
      <text:p text:style-name="P10">What is the performance vs single-row prepared insertions, and vs multi-valued inserts?</text:p>
      <text:h text:style-name="Heading_20_2" text:outline-level="2">Exercise 4</text:h>
      <text:p text:style-name="P10">PostgreSQL’s COPY interface is a high-performance method to ingest/export data to/from the database, and the JDBC driver supports it. The aim of this exercise is to perform the data <text:soft-page-break/>insertion following this interface. You will need to obtain a <text:span text:style-name="T7">CopyManager</text:span> instance from the connection, since COPY is not part of the official JDBC Spec.</text:p>
      <text:p text:style-name="P10">Use the text version of COPY (i.e., it is suggested to generate a String, that could be consumed by a Reader of the copyIn method), since binary version requires deeper knowledge of the exact binary format of PostgreSQL’s datatypes.</text:p>
      <text:p text:style-name="P10">To avoid serializating large Strings, abide to the batch size injected to the method, and perform copys of that batch size number of items.</text:p>
      <text:p text:style-name="P10">Please note that COPY interface requires, at the protocol level, some exchange of messages to change the “subprotocol mode”, and as such may have some startup latency.</text:p>
      <text:p text:style-name="P10">What is the performance of the COPY interface, compared to all the previous ones?</text:p>
      <text:h text:style-name="P19" text:outline-level="2">Excerise 5 (optional, solution not provided)</text:h>
      <text:p text:style-name="P10">It is not difficult to realize that the data design is not normalized. Data is imported almost as-is, as it comes from the CSV file (only the duration field, completely redundant, is excluded). However, the base stations could be normalized into a separate table. Also the users could be normalized into a relational table.</text:p>
      <text:p text:style-name="P10">Re-write the examples (might involve methods in the <text:span text:style-name="T7">common</text:span> module) to insert the data into these tables. Caching of base stations and users in-memory may be a nice addition, too. Consider using “<text:span text:style-name="T7">upsert</text:span>” (<text:span text:style-name="T7">INSERT… ON CONFLICT …</text:span>).</text:p>
      <text:p text:style-name="P10">Given that this normalization will involve less data sent and inserted into the database, how much the insert performance changes? From an insert-only perspective, is this worth? So, how much does it affects performance the data volu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Futura Lt BT2" svg:font-family="'Futura Lt BT'" style:font-pitch="variable"/>
    <style:font-face style:name="Futura Lt BT1" svg:font-family="'Futura Lt BT'" style:font-adornments="Bold" style:font-pitch="variable"/>
    <style:font-face style:name="Futura Lt BT" svg:font-family="'Futura Lt BT'" style:font-adornments="Light" style:font-pitch="variable"/>
    <style:font-face style:name="Futura Md BT" svg:font-family="'Futura Md BT'" style:font-adornments="Bold" style:font-pitch="variable"/>
    <style:font-face style:name="Futura Md BT1" svg:font-family="'Futura Md BT'" style:font-adornments="Bold Italic" style:font-pitch="variable"/>
    <style:font-face style:name="Trebuchet MS" svg:font-family="'Trebuchet M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utura Lt BT" fo:font-family="'Futura Lt BT'" style:font-style-name="Light"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fo:orphans="2" fo:widows="2" style:page-number="auto" style:writing-mode="pag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729fcf"/>
      <style:paragraph-properties fo:background-color="transparent"/>
      <style:text-properties style:font-name="Futura Md BT" fo:font-family="'Futura Md BT'" style:font-style-name="Bold" style:font-pitch="variable"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loext:graphic-properties draw:fill="none" draw:fill-color="#729fcf"/>
      <style:paragraph-properties fo:background-color="transparent" text:number-lines="false" text:line-number="0">
        <style:tab-stops>
          <style:tab-stop style:position="3.3465in" style:type="center"/>
          <style:tab-stop style:position="6.6929in"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text-properties style:font-name="Futura Md BT1" fo:font-family="'Futura Md BT'" style:font-style-name="Bold Italic" style:font-pitch="variable"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Futura Lt BT1" fo:font-family="'Futura Lt BT'" style:font-style-name="Bold"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1598in" loext:contextual-spacing="true" style:page-number="auto" style:writing-mode="pag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3.4674in" fo:margin-left="3.2306in" table:align="left"/>
    </style:style>
    <style:style style:name="Table2.A" style:family="table-column">
      <style:table-column-properties style:column-width="3.4674in"/>
    </style:style>
    <style:style style:name="Table2.A1" style:family="table-cell">
      <style:table-cell-properties fo:padding="0.0382in" fo:border-left="none" fo:border-right="none" fo:border-top="none" fo:border-bottom="0.05pt solid #000000"/>
    </style:style>
    <style:style style:name="Table1" style:family="table">
      <style:table-properties style:width="6.6431in" fo:margin-left="0.0535in" fo:margin-top="0.15in" fo:margin-bottom="0in" table:align="left"/>
    </style:style>
    <style:style style:name="Table1.A" style:family="table-column">
      <style:table-column-properties style:column-width="3.6979in"/>
    </style:style>
    <style:style style:name="Table1.B" style:family="table-column">
      <style:table-column-properties style:column-width="2.1278in"/>
    </style:style>
    <style:style style:name="Table1.C" style:family="table-column">
      <style:table-column-properties style:column-width="0.8174in"/>
    </style:style>
    <style:style style:name="Table1.A1" style:family="table-cell">
      <style:table-cell-properties fo:background-color="transparent" fo:padding="0.0382in" fo:border-left="none"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MP1" style:family="paragraph" style:parent-style-name="Table_20_Contents">
      <style:paragraph-properties fo:text-align="end" style:justify-single-word="false"/>
      <style:text-properties fo:font-style="italic" fo:font-weight="bold" officeooo:rsid="0007eba3" officeooo:paragraph-rsid="0007eba3" style:font-style-asian="italic" style:font-weight-asian="bold" style:font-style-complex="italic" style:font-weight-complex="bold"/>
    </style:style>
    <style:style style:name="MP2" style:family="paragraph" style:parent-style-name="Table_20_Contents">
      <style:text-properties style:font-name="Futura Lt BT2" fo:font-size="10pt" officeooo:rsid="0002e642" officeooo:paragraph-rsid="0002e642" style:font-size-asian="10pt" style:font-size-complex="10pt"/>
    </style:style>
    <style:style style:name="MP3" style:family="paragraph" style:parent-style-name="Table_20_Contents">
      <style:paragraph-properties fo:text-align="center" style:justify-single-word="false"/>
      <style:text-properties style:font-name="Futura Lt BT2" fo:font-size="10pt" style:font-size-asian="10pt" style:font-size-complex="10pt"/>
    </style:style>
    <style:style style:name="MP4" style:family="paragraph" style:parent-style-name="Footer">
      <style:paragraph-properties fo:margin-left="-0.0071in" fo:margin-right="0.0346in" fo:text-align="center" style:justify-single-word="false" fo:text-indent="0in" style:auto-text-indent="false">
        <style:tab-stops>
          <style:tab-stop style:position="0in"/>
          <style:tab-stop style:position="4.1339in" style:type="center"/>
          <style:tab-stop style:position="8.2681in" style:type="right"/>
        </style:tab-stops>
      </style:paragraph-properties>
      <style:text-properties style:font-name="Futura Lt BT2"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officeooo:rsid="0006cc4f"/>
    </style:style>
    <style:style style:name="MT2" style:family="text">
      <style:text-properties fo:font-weight="bold" style:font-name-asian="Bitstream Vera Sans" style:font-weight-asian="bold" style:font-name-complex="Bitstream Vera Sans" style:font-weight-complex="bold"/>
    </style:style>
    <style:style style:name="MT3" style:family="text">
      <style:text-properties style:font-name-asian="Trebuchet MS" style:font-name-complex="Trebuchet MS"/>
    </style:style>
    <style:style style:name="MT4" style:family="text">
      <style:text-properties officeooo:rsid="0027bafd" style:font-name-asian="Trebuchet MS" style:font-name-complex="Trebuchet M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402in" fo:margin-left="0in" fo:margin-right="0in" fo:margin-top="0in" style:dynamic-spacing="fals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able:table table:name="Table2" table:style-name="Table2">
          <table:table-column table:style-name="Table2.A"/>
          <table:table-row>
            <table:table-cell table:style-name="Table2.A1" office:value-type="string">
              <text:p text:style-name="MP1">PostgreSQL &amp; Java Tutorial – Insert Performance</text:p>
            </table:table-cell>
          </table:table-row>
        </table:table>
        <text:p text:style-name="Header"><draw:frame draw:style-name="Mfr1" draw:name="graphics2" text:anchor-type="paragraph" svg:x="0.0161in" svg:y="-0.4008in" svg:width="2.2102in" svg:height="0.7091in" draw:z-index="3"><draw:image xlink:href="Pictures/1000000000000546000001B1B1B3DACE5DA1FDBA.png" xlink:type="simple" xlink:show="embed" xlink:actuate="onLoad"/></draw:frame></text:p>
        <text:p text:style-name="Header"/>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Copyright 201<text:span text:style-name="MT1">7</text:span> 8Kdata Technology, S.L.</text:p>
            </table:table-cell>
            <table:table-cell table:style-name="Table1.B1" office:value-type="string">
              <text:p text:style-name="MP3"><text:date style:data-style-name="N76" text:date-value="2017-07-04T12:53:31.239773780" text:fixed="true">4 de julio de 2017</text:date></text:p>
            </table:table-cell>
            <table:table-cell table:style-name="Table1.C1" office:value-type="string">
              <text:p text:style-name="MP4"><text:span text:style-name="MT2">—</text:span><text:span text:style-name="MT3"> </text:span><text:span text:style-name="MT3"><text:page-number style:num-format="1" text:select-page="current">4</text:page-number></text:span><text:span text:style-name="MT3">/</text:span><text:span text:style-name="MT3"><text:page-count>4</text:page-count></text:span><text:span text:style-name="MT4"> </text:span><text:span text:style-name="MT2">—</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2:53:31.634332324</meta:creation-date>
    <meta:editing-duration>PT40M44S</meta:editing-duration>
    <meta:editing-cycles>7</meta:editing-cycles>
    <meta:generator>LibreOffice/5.3.0.3$Linux_X86_64 LibreOffice_project/7074905676c47b82bbcfbea1aeefc84afe1c50e1</meta:generator>
    <meta:initial-creator>Álvaro Hernández</meta:initial-creator>
    <dc:date>2017-07-04T19:41:54.120693019</dc:date>
    <dc:creator>Álvaro Hernández</dc:creator>
    <meta:document-statistic meta:table-count="2" meta:image-count="1" meta:object-count="0" meta:page-count="4" meta:paragraph-count="63" meta:word-count="1389" meta:character-count="8829" meta:non-whitespace-character-count="7505"/>
  </office:meta>
</office:document-meta>
</file>